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dadd" officeooo:paragraph-rsid="0013dadd"/>
    </style:style>
    <style:style style:name="P2" style:family="paragraph" style:parent-style-name="Preformatted_20_Text">
      <style:paragraph-properties fo:text-align="start" style:justify-single-word="false"/>
      <style:text-properties officeooo:rsid="0013dadd" officeooo:paragraph-rsid="0013d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celikle ArrayList , Array ve Linked List tiplerinin peformansini</text:p>
      <text:p text:style-name="P2"/>
      <text:p text:style-name="P2">kiyaslayabilmek icin HW1 de implement ettigim kitap ekleme ve cikarma</text:p>
      <text:p text:style-name="P2"/>
      <text:p text:style-name="P2">fonksiyonlarini bu 3 tip icin implement ettim.Daha sonra timer fonksiyonlarini</text:p>
      <text:p text:style-name="P2"/>
      <text:p text:style-name="P2">kullanarak konsoldan calisma hizlarini test ettim.</text:p>
      <text:p text:style-name="P1"/>
      <text:p text:style-name="P1"/>
      <text:p text:style-name="P1">Ilk once doldurulacak olan memory'nin size ini dusuk sectim , 10 olarak verdim</text:p>
      <text:p text:style-name="P1"/>
      <text:p text:style-name="P1">ve fonksiyonlara bu 10 kitabi tekrardan geri sildirdim.Screenshotta a koydugum</text:p>
      <text:p text:style-name="P1"/>
      <text:p text:style-name="P1">gibi bu size'da en hızlı Arrayin daha sonra LinkedListin daha sonra da</text:p>
      <text:p text:style-name="P1"/>
      <text:p text:style-name="P1">ArrayList 'in calistigini gördüm. Daha sonra verdigim sizelari arttirmaya</text:p>
      <text:p text:style-name="P1"/>
      <text:p text:style-name="P1">basladikca Array'in yavas calismaya basladigini farkettim, LinkedList ise en</text:p>
      <text:p text:style-name="P1"><text:s/></text:p>
      <text:p text:style-name="P1">hizli calisiyordu.Size ı ne kadar arttirirsam arttirayim LinkedList tipinde </text:p>
      <text:p text:style-name="P1"/>
      <text:p text:style-name="P1">calisma hizi lineer olarak degisiyordu , Array ve ArrayList tiplerinde ise bu </text:p>
      <text:p text:style-name="P1"/>
      <text:p text:style-name="P1">calisma hizi 10-100 kat dusebiliyordu.</text:p>
      <text:p text:style-name="P1"/>
      <text:p text:style-name="P1">Performans acisindan en verimli olanin LinkedList , daha sonra ArrayList ve en </text:p>
      <text:p text:style-name="P1"/>
      <text:p text:style-name="P1">son da Array oldugunu farkett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8:35:14.160816968</dc:date>
    <meta:document-statistic meta:table-count="0" meta:image-count="0" meta:object-count="0" meta:page-count="1" meta:paragraph-count="15" meta:word-count="131" meta:character-count="942" meta:non-whitespace-character-count="821"/>
    <meta:generator>LibreOffice/4.2.8.2$Linux_x86 LibreOffice_project/420m0$Build-2</meta:generator>
  </office:meta>
</office:document-meta>
</file>